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" svg:font-family="Compu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" svg:stroke-width="0.028cm" svg:stroke-color="#069a2e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00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3cm" svg:stroke-color="#00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fill-color="#8d1d75"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8d1d7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opacity="10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54cm" svg:y1="7.35cm" svg:x2="18.78cm" svg:y2="2.27cm">
          <text:p/>
        </draw:line>
        <draw:custom-shape draw:style-name="gr2" draw:text-style-name="P2" draw:layer="layout" svg:width="0.254cm" svg:height="0.254cm" svg:x="3.413cm" svg:y="7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508cm" svg:height="0.508cm" svg:x="18.526cm" svg:y="2.01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line draw:style-name="gr4" draw:text-style-name="P1" draw:layer="layout" svg:x1="7.35cm" svg:y1="2.27cm" svg:x2="8.493cm" svg:y2="5.699cm">
          <text:p/>
        </draw:line>
        <draw:custom-shape draw:style-name="gr5" draw:text-style-name="P4" draw:layer="layout" svg:width="0.254cm" svg:height="0.254cm" svg:x="7.223cm" svg:y="2.1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3.54cm" svg:y1="14.97cm" svg:x2="18.78cm" svg:y2="9.89cm">
          <text:p/>
        </draw:line>
        <draw:custom-shape draw:style-name="gr2" draw:text-style-name="P2" draw:layer="layout" svg:width="0.254cm" svg:height="0.254cm" svg:x="3.413cm" svg:y="14.8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508cm" svg:height="0.508cm" svg:x="18.526cm" svg:y="9.636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line draw:style-name="gr4" draw:text-style-name="P1" draw:layer="layout" svg:x1="7.337cm" svg:y1="9.877cm" svg:x2="8.48cm" svg:y2="13.306cm">
          <text:p/>
        </draw:line>
        <draw:line draw:style-name="gr4" draw:text-style-name="P1" draw:layer="layout" svg:x1="3.54cm" svg:y1="14.97cm" svg:x2="18.78cm" svg:y2="9.89cm">
          <text:p/>
        </draw:line>
        <draw:custom-shape draw:style-name="gr5" draw:text-style-name="P4" draw:layer="layout" svg:width="0.254cm" svg:height="0.254cm" svg:x="7.223cm" svg:y="9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3.54cm" svg:y1="14.97cm" svg:x2="7.35cm" svg:y2="9.89cm">
          <text:p/>
        </draw:line>
        <draw:frame draw:style-name="gr6" draw:text-style-name="P5" draw:layer="layout" svg:width="0.723cm" svg:height="0.779cm" svg:x="8.112cm" svg:y="10.9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5" draw:layer="layout" svg:width="1.999cm" svg:height="0.999cm" svg:x="4.589cm" svg:y="11.6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6" draw:layer="layout" svg:width="0.528cm" svg:height="0.779cm" svg:x="16.093cm" svg:y="11.0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" svg:font-family="Compu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8T12:48:19.405506837</meta:creation-date>
    <dc:date>2024-04-18T13:33:27.743796883</dc:date>
    <meta:editing-duration>PT3M15S</meta:editing-duration>
    <meta:editing-cycles>1</meta:editing-cycles>
    <meta:document-statistic meta:object-count="15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i>j</mi>
    <annotation encoding="StarMath 5.0">j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3/content.xml><?xml version="1.0" encoding="utf-8"?>
<math xmlns="http://www.w3.org/1998/Math/MathML" display="block">
  <semantics>
    <mi>v</mi>
    <annotation encoding="StarMath 5.0">v</annotation>
  </semantics>
</math>
</file>